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22-12-0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5752" calcext:value-type="float">
            <text:p>-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19-11-21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9472" calcext:value-type="float">
            <text:p>-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14-11-25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448" calcext:value-type="float">
            <text:p>-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11-12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28488" calcext:value-type="float">
            <text:p>-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09-12-0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2001-11-05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88" calcext:value-type="float">
            <text:p>-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219</text:p>
          </table:table-cell>
          <table:table-cell office:value-type="string" calcext:value-type="string">
            <text:p>1996-12-03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